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4.75cm" style:writing-mode="lr-tb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5cm" style:writing-mode="lr-tb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cm" fo:min-width="5.5cm" style:writing-mode="lr-tb"/>
      <style:paragraph-properties style:writing-mode="lr-tb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5.5cm" style:writing-mode="lr-tb"/>
      <style:paragraph-properties style:writing-mode="lr-tb"/>
    </style:style>
    <style:style style:name="gr9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4.5cm" style:writing-mode="lr-tb"/>
      <style:paragraph-properties style:writing-mode="lr-tb"/>
    </style:style>
    <style:style style:name="gr13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5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3.5cm" fo:min-width="5.25cm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8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2.5cm" fo:min-width="5.25cm" style:writing-mode="lr-tb"/>
      <style:paragraph-properties style:writing-mode="lr-tb"/>
    </style:style>
    <style:style style:name="gr20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22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4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5" style:family="graphic" style:parent-style-name="objectwithoutfill">
      <style:graphic-properties svg:stroke-color="#ff0000" draw:marker-end="Extrémités_20_de_20_flèche_20_12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style:paragraph-properties fo:text-align="center" style:writing-mode="lr-tb"/>
      <style:text-properties fo:color="#ffffff" loext:opacity="100%" loext:color-lum-mod="100%" loext:color-lum-off="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P6" style:family="paragraph"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P7" style:family="paragraph">
      <loext:graphic-properties draw:fill="none" draw:fill-color="#ffffff"/>
      <style:text-properties fo:color="#ff0000" loext:opacity="100%" loext:color-lum-mod="100%" loext:color-lum-off="0%" fo:font-size="12pt" style:font-size-asian="12pt" style:font-size-complex="12pt"/>
    </style:style>
    <style:style style:name="P8" style:family="paragraph">
      <style:text-properties fo:color="#3465a4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P9" style:family="paragraph">
      <loext:graphic-properties draw:fill="none" draw:fill-color="#ffffff"/>
      <style:text-properties fo:color="#3465a4" loext:opacity="100%" loext:color-lum-mod="100%" loext:color-lum-off="0%"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>
      <style:text-properties fo:color="#3465a4" loext:opacity="100%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3465a4" loext:opacity="100%" loext:color-lum-mod="100%" loext:color-lum-off="0%" fo:font-weight="bold" style:font-weight-asian="bold" style:font-weight-complex="bold"/>
    </style:style>
    <style:style style:name="T1" style:family="text">
      <style:text-properties fo:color="#ffffff" loext:opacity="100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loext:opacity="100%" fo:font-size="14pt" style:font-size-asian="14pt" style:font-size-complex="14pt"/>
    </style:style>
    <style:style style:name="T4" style:family="text">
      <style:text-properties fo:color="#ff0000" loext:opacity="100%" fo:font-size="12pt" style:font-size-asian="12pt" style:font-size-complex="12pt"/>
    </style:style>
    <style:style style:name="T5" style:family="text">
      <style:text-properties fo:color="#3465a4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3465a4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5cm" svg:height="3.25cm" svg:x="1.75cm" svg:y="6.5cm">
          <text:p text:style-name="P1"><text:span text:style-name="T1">Original data</text:span></text:p>
          <text:p text:style-name="P1"><text:span text:style-name="T1">with NA values filled with 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5cm" svg:y1="9.75cm" svg:x2="4.5cm" svg:y2="16cm">
          <text:p/>
        </draw:line>
        <draw:custom-shape draw:style-name="gr3" draw:text-style-name="P2" draw:layer="layout" svg:width="5.5cm" svg:height="2.75cm" svg:x="2cm" svg:y="16cm">
          <text:p text:style-name="P1"><text:span text:style-name="T1">Data for imputation 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cm" svg:height="1.199cm" svg:x="2.25cm" svg:y="12.551cm">
          <draw:text-box>
            <text:p><text:span text:style-name="T2">Copy </text:span></text:p>
          </draw:text-box>
        </draw:frame>
        <draw:custom-shape draw:style-name="gr5" draw:text-style-name="P2" draw:layer="layout" svg:width="6cm" svg:height="3.25cm" svg:x="14.75cm" svg:y="16cm">
          <text:p text:style-name="P1"><text:span text:style-name="T1">Imput missing data based on our current model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5cm" svg:y1="17.5cm" svg:x2="14.75cm" svg:y2="17.5cm">
          <text:p/>
        </draw:line>
        <draw:frame draw:style-name="gr7" draw:text-style-name="P4" draw:layer="layout" svg:width="5.25cm" svg:height="1.5cm" svg:x="8.25cm" svg:y="15.75cm">
          <draw:text-box>
            <text:p><text:span text:style-name="T2">Every 20 training epochs from the 100th one</text:span></text:p>
          </draw:text-box>
        </draw:frame>
        <draw:custom-shape draw:style-name="gr8" draw:text-style-name="P6" draw:layer="layout" svg:width="6cm" svg:height="3cm" svg:x="10cm" svg:y="10.25cm">
          <text:p text:style-name="P5"><text:span text:style-name="T3">Mean and standard deviation from our original dataset with NA as old_mean,old_std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7cm" svg:y1="8.75cm" svg:x2="10cm" svg:y2="10.75cm">
          <text:p/>
        </draw:line>
        <draw:frame draw:style-name="gr10" draw:text-style-name="P7" draw:layer="layout" svg:width="6.5cm" svg:height="1.25cm" svg:x="7.75cm" svg:y="8.25cm">
          <draw:text-box>
            <text:p><text:span text:style-name="T4">Compute and store (only at the beginning of the training) </text:span></text:p>
          </draw:text-box>
        </draw:frame>
        <draw:line draw:style-name="gr11" draw:text-style-name="P3" draw:layer="layout" svg:x1="20.75cm" svg:y1="16cm" svg:x2="22.25cm" svg:y2="13.25cm">
          <text:p/>
        </draw:line>
        <draw:custom-shape draw:style-name="gr12" draw:text-style-name="P2" draw:layer="layout" svg:width="5cm" svg:height="2.5cm" svg:x="21.75cm" svg:y="10.75cm">
          <text:p text:style-name="P1"><text:span text:style-name="T1">Destandardized and complete data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6cm" svg:y1="12cm" svg:x2="21.75cm" svg:y2="12cm">
          <text:p/>
        </draw:line>
        <draw:frame draw:style-name="gr14" draw:text-style-name="P4" draw:layer="layout" svg:width="5.5cm" svg:height="2cm" svg:x="16.25cm" svg:y="12.75cm">
          <draw:text-box>
            <text:p><text:span text:style-name="T2">Use old_mean and old_std to destandardize</text:span></text:p>
          </draw:text-box>
        </draw:frame>
        <draw:line draw:style-name="gr15" draw:text-style-name="P3" draw:layer="layout" svg:x1="24.25cm" svg:y1="10.75cm" svg:x2="22.5cm" svg:y2="7.5cm">
          <text:p/>
        </draw:line>
        <draw:custom-shape draw:style-name="gr16" draw:text-style-name="P6" draw:layer="layout" svg:width="5.75cm" svg:height="3.75cm" svg:x="17.75cm" svg:y="3.75cm">
          <text:p text:style-name="P5"><text:span text:style-name="T3">Mean and standard deviation from our lastly imputed dataset as new_mean, new_std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3.5cm" svg:height="1.75cm" svg:x="24cm" svg:y="8.5cm">
          <draw:text-box>
            <text:p><text:span text:style-name="T2">Compute and store</text:span></text:p>
          </draw:text-box>
        </draw:frame>
        <draw:line draw:style-name="gr18" draw:text-style-name="P3" draw:layer="layout" svg:x1="17.75cm" svg:y1="4.75cm" svg:x2="13.5cm" svg:y2="3cm">
          <text:p/>
        </draw:line>
        <draw:custom-shape draw:style-name="gr19" draw:text-style-name="P2" draw:layer="layout" svg:width="5.75cm" svg:height="2.75cm" svg:x="7.75cm" svg:y="2cm">
          <text:p text:style-name="P1"><text:span text:style-name="T1">Newly standardized data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21.75cm" svg:y1="10.75cm" svg:x2="12cm" svg:y2="4.75cm">
          <text:p/>
        </draw:line>
        <draw:frame draw:style-name="gr21" draw:text-style-name="P4" draw:layer="layout" svg:width="5cm" svg:height="2.147cm" svg:x="13.25cm" svg:y="4.75cm">
          <draw:text-box>
            <text:p><text:span text:style-name="T2">Standardize with new_mean, new_std</text:span></text:p>
          </draw:text-box>
        </draw:frame>
        <draw:line draw:style-name="gr22" draw:text-style-name="P3" draw:layer="layout" svg:x1="17.75cm" svg:y1="7.5cm" svg:x2="15.75cm" svg:y2="10.25cm">
          <text:p/>
        </draw:line>
        <draw:frame draw:style-name="gr23" draw:text-style-name="P4" draw:layer="layout" svg:width="3.75cm" svg:height="1.673cm" svg:x="16.25cm" svg:y="9.75cm">
          <draw:text-box>
            <text:p><text:span text:style-name="T2">Replace old values with new values</text:span></text:p>
          </draw:text-box>
        </draw:frame>
        <draw:line draw:style-name="gr24" draw:text-style-name="P3" draw:layer="layout" svg:x1="7.75cm" svg:y1="4.5cm" svg:x2="5.25cm" svg:y2="6.5cm">
          <text:p/>
        </draw:line>
        <draw:frame draw:style-name="gr17" draw:text-style-name="P4" draw:layer="layout" svg:width="3.75cm" svg:height="1.75cm" svg:x="3cm" svg:y="3.5cm">
          <draw:text-box>
            <text:p><text:span text:style-name="T2">Replace with the new dataset</text:span></text:p>
          </draw:text-box>
        </draw:frame>
        <draw:line draw:style-name="gr25" draw:text-style-name="P3" draw:layer="layout" svg:x1="1cm" svg:y1="5.75cm" svg:x2="2.25cm" svg:y2="6.5cm">
          <text:p/>
        </draw:line>
        <draw:frame draw:style-name="gr4" draw:text-style-name="P7" draw:layer="layout" svg:width="2.75cm" svg:height="1.199cm" svg:x="1cm" svg:y="5.25cm">
          <draw:text-box>
            <text:p><text:span text:style-name="T4">Beginning</text:span></text:p>
          </draw:text-box>
        </draw:frame>
        <draw:frame draw:style-name="gr26" draw:text-style-name="P9" draw:layer="layout" svg:width="1.25cm" svg:height="0.962cm" svg:x="5cm" svg:y="12.25cm">
          <draw:text-box>
            <text:p text:style-name="P8"><text:span text:style-name="T5">1</text:span></text:p>
          </draw:text-box>
        </draw:frame>
        <draw:frame draw:style-name="gr26" draw:text-style-name="P9" draw:layer="layout" svg:width="1.25cm" svg:height="0.962cm" svg:x="10.25cm" svg:y="17.788cm">
          <draw:text-box>
            <text:p text:style-name="P8"><text:span text:style-name="T5">2</text:span></text:p>
          </draw:text-box>
        </draw:frame>
        <draw:frame draw:style-name="gr10" draw:text-style-name="P11" draw:layer="layout" svg:width="1cm" svg:height="1.25cm" svg:x="21.75cm" svg:y="14.75cm">
          <draw:text-box>
            <text:p text:style-name="P10"><text:span text:style-name="T6">3</text:span></text:p>
          </draw:text-box>
        </draw:frame>
        <draw:frame draw:style-name="gr10" draw:text-style-name="P11" draw:layer="layout" svg:width="1.25cm" svg:height="1.25cm" svg:x="19.25cm" svg:y="11.25cm">
          <draw:text-box>
            <text:p text:style-name="P10"><text:span text:style-name="T6">3</text:span></text:p>
          </draw:text-box>
        </draw:frame>
        <draw:frame draw:style-name="gr10" draw:text-style-name="P11" draw:layer="layout" svg:width="1.25cm" svg:height="1.25cm" svg:x="15.5cm" svg:y="3cm">
          <draw:text-box>
            <text:p text:style-name="P10"><text:span text:style-name="T6">5</text:span></text:p>
          </draw:text-box>
        </draw:frame>
        <draw:frame draw:style-name="gr10" draw:text-style-name="P11" draw:layer="layout" svg:width="1.25cm" svg:height="1.25cm" svg:x="22cm" svg:y="8.25cm">
          <draw:text-box>
            <text:p text:style-name="P10"><text:span text:style-name="T6">4</text:span></text:p>
          </draw:text-box>
        </draw:frame>
        <draw:frame draw:style-name="gr10" draw:text-style-name="P11" draw:layer="layout" svg:width="1.25cm" svg:height="1.25cm" svg:x="13.5cm" svg:y="6.25cm">
          <draw:text-box>
            <text:p text:style-name="P10"><text:span text:style-name="T6">5</text:span></text:p>
          </draw:text-box>
        </draw:frame>
        <draw:frame draw:style-name="gr10" draw:text-style-name="P11" draw:layer="layout" svg:width="1.25cm" svg:height="1.25cm" svg:x="15.5cm" svg:y="8.25cm">
          <draw:text-box>
            <text:p text:style-name="P10"><text:span text:style-name="T6">5</text:span></text:p>
          </draw:text-box>
        </draw:frame>
        <draw:frame draw:style-name="gr10" draw:text-style-name="P11" draw:layer="layout" svg:width="1.25cm" svg:height="1.25cm" svg:x="7cm" svg:y="5.25cm">
          <draw:text-box>
            <text:p text:style-name="P10"><text:span text:style-name="T6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7T11:46:38.702000000</meta:creation-date>
    <dc:date>2023-08-01T21:03:29.324000000</dc:date>
    <meta:editing-duration>PT35M5S</meta:editing-duration>
    <meta:editing-cycles>3</meta:editing-cycles>
    <meta:generator>LibreOffice/7.5.5.2$Windows_X86_64 LibreOffice_project/ca8fe7424262805f223b9a2334bc7181abbcbf5e</meta:generator>
    <meta:document-statistic meta:object-count="36"/>
  </office:meta>
</office:document-meta>
</file>